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0">
      <style:table-cell-properties fo:background-color="#00a933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end" fo:margin-left="0in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ce9"/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7"/>
          <table:table-cell office:value-type="string" calcext:value-type="string">
            <text:p>magic_shield_percent_big</text:p>
          </table:table-cell>
          <table:table-cell table:number-columns-repeated="3"/>
          <table:table-cell office:value-type="string" calcext:value-type="string">
            <text:p>int_dmg_big</text:p>
          </table:table-cell>
          <table:table-cell table:number-columns-repeated="7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mana_regen_percent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magic_shield_percent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heal_pwr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ing_strength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_big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table:style-name="ce5" office:value-type="string" calcext:value-type="string">
            <text:p>conjurer_trait</text:p>
          </table:table-cell>
          <table:table-cell table:number-columns-repeated="8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int_dmg</text:p>
          </table:table-cell>
          <table:table-cell table:number-columns-repeated="8"/>
          <table:table-cell table:style-name="ce5" office:value-type="string" calcext:value-type="string">
            <text:p>warlock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healing_streng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ing_strength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office:value-type="string" calcext:value-type="string">
            <text:p>int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mana_percent_big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magic_shield_regen_percen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energy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health_regen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table:number-columns-repeated="9"/>
          <table:table-cell office:value-type="string" calcext:value-type="string">
            <text:p>mana_regen_percent</text:p>
          </table:table-cell>
          <table:table-cell table:number-columns-repeated="9"/>
          <table:table-cell office:value-type="string" calcext:value-type="string">
            <text:p>magic_shield_regen_percent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ing_strength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_big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ot_dmg</text:p>
          </table:table-cell>
          <table:table-cell table:number-columns-repeated="3"/>
          <table:table-cell office:value-type="string" calcext:value-type="string">
            <text:p>health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water_all_dmg_big</text:p>
          </table:table-cell>
          <table:table-cell/>
          <table:table-cell office:value-type="string" calcext:value-type="string">
            <text:p>lightning_all_dmg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fire_dmg_big</text:p>
          </table:table-cell>
          <table:table-cell/>
          <table:table-cell office:value-type="string" calcext:value-type="string">
            <text:p>all_chaos_dmg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ing_strength</text:p>
          </table:table-cell>
          <table:table-cell table:number-columns-repeated="3"/>
          <table:table-cell office:value-type="string" calcext:value-type="string">
            <text:p>health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energy_regen_percent_big</text:p>
          </table:table-cell>
          <table:table-cell table:number-columns-repeated="5"/>
          <table:table-cell office:value-type="string" calcext:value-type="string">
            <text:p>energy_percent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dmg_major</text:p>
          </table:table-cell>
          <table:table-cell table:number-columns-repeated="4"/>
          <table:table-cell office:value-type="string" calcext:value-type="string">
            <text:p>mana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percent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gic_shield_percent_big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health_regen_percent</text:p>
          </table:table-cell>
          <table:table-cell table:number-columns-repeated="5"/>
          <table:table-cell office:value-type="string" calcext:value-type="string">
            <text:p>health_percent_big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ot_dmg</text:p>
          </table:table-cell>
          <table:table-cell table:number-columns-repeated="3"/>
          <table:table-cell office:value-type="string" calcext:value-type="string">
            <text:p>ruthless_trai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water_pene_small</text:p>
          </table:table-cell>
          <table:table-cell table:number-columns-repeated="3"/>
          <table:table-cell office:value-type="string" calcext:value-type="string">
            <text:p>lightning_pene_small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fire_penetration</text:p>
          </table:table-cell>
          <table:table-cell table:number-columns-repeated="3"/>
          <table:table-cell office:value-type="string" calcext:value-type="string">
            <text:p>chaos_penetration</text:p>
          </table:table-cell>
          <table:table-cell table:number-columns-repeated="5"/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regen_perce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energy_regen_percent</text:p>
          </table:table-cell>
          <table:table-cell table:number-columns-repeated="6"/>
          <table:table-cell office:value-type="string" calcext:value-type="string">
            <text:p>energy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phys_dmg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battery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water_spell_dmg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_regen_percent</text:p>
          </table:table-cell>
          <table:table-cell table:number-columns-repeated="6"/>
          <table:table-cell office:value-type="string" calcext:value-type="string">
            <text:p>health_percent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attack_dmg_major</text:p>
          </table:table-cell>
          <table:table-cell table:number-columns-repeated="2"/>
          <table:table-cell office:value-type="string" calcext:value-type="string">
            <text:p>water_pene_small</text:p>
          </table:table-cell>
          <table:table-cell/>
          <table:table-cell office:value-type="string" calcext:value-type="string">
            <text:p>lightning_pene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fire_penetration</text:p>
          </table:table-cell>
          <table:table-cell/>
          <table:table-cell office:value-type="string" calcext:value-type="string">
            <text:p>chaos_penetration</text:p>
          </table:table-cell>
          <table:table-cell table:number-columns-repeated="2"/>
          <table:table-cell office:value-type="string" calcext:value-type="string">
            <text:p>i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spell_dmg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energy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phys_dmg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ll_lightning_dm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0"/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ummon_dmg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fire_spell_dmg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5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ummon_dmg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47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O</text:p>
          </table:table-cell>
          <table:table-cell/>
          <table:table-cell table:number-columns-repeated="4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ummon_dmg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dr_fcr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haos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ll_lightning_dmg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t_dm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magic_shield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table:number-columns-repeated="2"/>
          <table:table-cell office:value-type="string" calcext:value-type="string">
            <text:p>magic_shield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fcr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_fcr_big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ll_chaos_damage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magic_shield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magic_shield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nature_spell_dmg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os_penetration</text:p>
          </table:table-cell>
          <table:table-cell/>
          <table:table-cell office:value-type="string" calcext:value-type="string">
            <text:p>water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ene_regen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block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lightning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_big</text:p>
          </table:table-cell>
          <table:table-cell/>
          <table:table-cell office:value-type="string" calcext:value-type="string">
            <text:p>dot_dm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style-name="ce5" office:value-type="string" calcext:value-type="string">
            <text:p>ms_all_in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irit_cos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a_big</text:p>
          </table:table-cell>
          <table:table-cell table:number-columns-repeated="4"/>
          <table:table-cell office:value-type="string" calcext:value-type="string">
            <text:p>mana_regen_percent_big</text:p>
          </table:table-cell>
          <table:table-cell/>
          <table:table-cell office:value-type="string" calcext:value-type="string">
            <text:p>energy_regen_percent_big</text:p>
          </table:table-cell>
          <table:table-cell table:number-columns-repeated="3"/>
          <table:table-cell office:value-type="string" calcext:value-type="string">
            <text:p>health_perce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chaos_damage</text:p>
          </table:table-cell>
          <table:table-cell table:number-columns-repeated="2"/>
          <table:table-cell office:value-type="string" calcext:value-type="string">
            <text:p>mana_ene_regen_big</text:p>
          </table:table-cell>
          <table:table-cell/>
          <table:table-cell office:value-type="string" calcext:value-type="string">
            <text:p>water_spell_dmg_small</text:p>
          </table:table-cell>
          <table:table-cell table:number-columns-repeated="4"/>
          <table:table-cell office:value-type="string" calcext:value-type="string">
            <text:p>str_big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dex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pirit_cost</text:p>
          </table:table-cell>
          <table:table-cell table:number-columns-repeated="4"/>
          <table:table-cell table:style-name="ce5" office:value-type="string" calcext:value-type="string">
            <text:p>magical_life_trai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3"/>
          <table:table-cell office:value-type="string" calcext:value-type="string">
            <text:p>block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lightning_dmg</text:p>
          </table:table-cell>
          <table:table-cell table:number-columns-repeated="2"/>
          <table:table-cell office:value-type="string" calcext:value-type="string">
            <text:p>chaos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mg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_to_water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fcr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cr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j_speed_big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pirit_cos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staff_ele_dmg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ele_dmg_percent_big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staff_dmg_percent_maj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mg_percent_small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fcr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cr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irit_cost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big</text:p>
          </table:table-cell>
          <table:table-cell table:number-columns-repeated="3"/>
          <table:table-cell office:value-type="string" calcext:value-type="string">
            <text:p>lifestea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pell_lifesteal</text:p>
          </table:table-cell>
          <table:table-cell table:number-columns-repeated="3"/>
          <table:table-cell office:value-type="string" calcext:value-type="string">
            <text:p>str_big</text:p>
          </table:table-cell>
          <table:table-cell table:number-columns-repeated="6"/>
          <table:table-cell office:value-type="string" calcext:value-type="string">
            <text:p>water_pene_big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pirit_cos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ff_ele_dmg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ele_dmg_percent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_hi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rea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taff_dmg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mg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steal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lightning_pene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hys_to_lightning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spirit_cos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lifesteal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summon_dmg_small</text:p>
          </table:table-cell>
          <table:table-cell/>
          <table:table-cell office:value-type="string" calcext:value-type="string">
            <text:p>area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ow_ele_dmg_percent_big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dex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pell_lifesteal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fire_spell_dmg_big</text:p>
          </table:table-cell>
          <table:table-cell table:number-columns-repeated="2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area_small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lifestea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rossbow_ele_dmg_percent_big</text:p>
          </table:table-cell>
          <table:table-cell table:number-columns-repeated="5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_big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power_overwhelming_trai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summon_dmg_big</text:p>
          </table:table-cell>
          <table:table-cell/>
          <table:table-cell office:value-type="string" calcext:value-type="string">
            <text:p>area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ms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int_dmg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creased_duration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d_duration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mana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spell_dmg_bi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ummon_dmg_small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gic_shield_rege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chaos_dmg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percent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ms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_pwr_big</text:p>
          </table:table-cell>
          <table:table-cell table:number-columns-repeated="4"/>
          <table:table-cell table:style-name="ce5" office:value-type="string" calcext:value-type="string">
            <text:p>divinit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water_spell_dmg_bi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gic_shield_percent_bi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mg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percent</text:p>
          </table:table-cell>
          <table:table-cell table:number-columns-repeated="3"/>
          <table:table-cell office:value-type="string" calcext:value-type="string">
            <text:p>magic_shield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energy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big</text:p>
          </table:table-cell>
          <table:table-cell table:number-columns-repeated="7"/>
          <table:table-cell office:value-type="string" calcext:value-type="string">
            <text:p>i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ummon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ing_streng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ing_strength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i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_big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cr_small</text:p>
          </table:table-cell>
          <table:table-cell table:number-columns-repeated="3"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magic_shield_regen_percent</text:p>
          </table:table-cell>
          <table:table-cell table:number-columns-repeated="3"/>
          <table:table-cell office:value-type="string" calcext:value-type="string">
            <text:p>summon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ummon_dmg_small</text:p>
          </table:table-cell>
          <table:table-cell/>
          <table:table-cell office:value-type="string" calcext:value-type="string">
            <text:p>summon_dmg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magic_shield_percent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style-name="ce5" office:value-type="string" calcext:value-type="string">
            <text:p>harmony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ue_hi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energy_percent_major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arlock</text:p>
          </table:table-cell>
          <table:table-cell table:number-columns-repeated="3"/>
          <table:table-cell office:value-type="string" calcext:value-type="string">
            <text:p>dot_dmg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9"/>
          <table:table-cell office:value-type="string" calcext:value-type="string">
            <text:p>pocket_capacitor_tra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a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fcr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mmon_dmg_small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crit_hi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rickster_trait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fire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table:number-columns-repeated="2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s_regen_percent_major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crit_hi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damage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ea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_dmg_crit_hi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area_big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critical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_hit_dodge_small</text:p>
          </table:table-cell>
          <table:table-cell table:number-columns-repeated="2"/>
          <table:table-cell office:value-type="string" calcext:value-type="string">
            <text:p>spell_lifesteal</text:p>
          </table:table-cell>
          <table:table-cell table:number-columns-repeated="2"/>
          <table:table-cell office:value-type="string" calcext:value-type="string">
            <text:p>crit_hit_dodge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pen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water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water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ummon_dmg_small</text:p>
          </table:table-cell>
          <table:table-cell table:number-columns-repeated="4"/>
          <table:table-cell office:value-type="string" calcext:value-type="string">
            <text:p>area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3" office:value-type="string" calcext:value-type="string">
            <text:p>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odge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ow_damage</text:p>
          </table:table-cell>
          <table:table-cell table:number-columns-repeated="5"/>
          <table:table-cell office:value-type="string" calcext:value-type="string">
            <text:p>bow_dmg_percent_major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water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_pen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odge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summon_dmg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mmon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cr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summon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summon_dmg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style-name="ce3"/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phys_dmg_crit_hi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n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10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4"/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ll_elemental_damage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table:style-name="ce7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4" office:value-type="string" calcext:value-type="string">
            <text:p>[CENTER]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dm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damage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3"/>
          <table:table-cell office:value-type="string" calcext:value-type="string">
            <text:p>all_elemental_damage_big</text:p>
          </table:table-cell>
          <table:table-cell table:number-columns-repeated="5"/>
          <table:table-cell office:value-type="string" calcext:value-type="string">
            <text:p>all_element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lock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lemental_spell_dmg_big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spell_summon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summon_dmg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/>
          <table:table-cell table:style-name="ce3"/>
          <table:table-cell/>
          <table:table-cell office:value-type="string" calcext:value-type="string">
            <text:p>mana_percent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physical_damage</text:p>
          </table:table-cell>
          <table:table-cell table:number-columns-repeated="3"/>
          <table:table-cell office:value-type="string" calcext:value-type="string">
            <text:p>phys_dmg_big</text:p>
          </table:table-cell>
          <table:table-cell table:number-columns-repeated="3"/>
          <table:table-cell office:value-type="string" calcext:value-type="string">
            <text:p>dex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ex_dm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ow_ele_dmg_percent_small</text:p>
          </table:table-cell>
          <table:table-cell table:number-columns-repeated="5"/>
          <table:table-cell office:value-type="string" calcext:value-type="string">
            <text:p>all_elemental_damage_big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damage</text:p>
          </table:table-cell>
          <table:table-cell table:number-columns-repeated="5"/>
          <table:table-cell office:value-type="string" calcext:value-type="string">
            <text:p>phys_dmg_big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style-name="ce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elemental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ele_dmg_percent_small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0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2"/>
          <table:table-cell table:style-name="ce5" office:value-type="string" calcext:value-type="string">
            <text:p>elemental_purity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2"/>
          <table:table-cell office:value-type="string" calcext:value-type="string">
            <text:p>stout_defender_trait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/>
          <table:table-cell office:value-type="string" calcext:value-type="string">
            <text:p>elemental_res_big</text:p>
          </table:table-cell>
          <table:table-cell/>
          <table:table-cell office:value-type="string" calcext:value-type="string">
            <text:p>health_percent_big</text:p>
          </table:table-cell>
          <table:table-cell table:number-columns-repeated="3"/>
          <table:table-cell office:value-type="string" calcext:value-type="string">
            <text:p>crit_hit_big</text:p>
          </table:table-cell>
          <table:table-cell table:number-columns-repeated="5"/>
          <table:table-cell office:value-type="string" calcext:value-type="string">
            <text:p>all_elemental_damage</text:p>
          </table:table-cell>
          <table:table-cell table:number-columns-repeated="2" office:value-type="string" calcext:value-type="string">
            <text:p>O</text:p>
          </table:table-cell>
          <table:table-cell table:style-name="ce3" office:value-type="string" calcext:value-type="string">
            <text:p>Guardian</text:p>
          </table:table-cell>
          <table:table-cell table:style-name="ce3" table:number-columns-repeated="5"/>
          <table:table-cell table:style-name="ce3" office:value-type="string" calcext:value-type="string">
            <text:p>cdr_big</text:p>
          </table:table-cell>
          <table:table-cell table:style-name="ce3" table:number-columns-repeated="5"/>
          <table:table-cell table:style-name="ce3" office:value-type="string" calcext:value-type="string">
            <text:p>Rang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hys_dmg_small</text:p>
          </table:table-cell>
          <table:table-cell table:number-columns-repeated="6"/>
          <table:table-cell office:value-type="string" calcext:value-type="string">
            <text:p>hp_hp_regen_big</text:p>
          </table:table-cell>
          <table:table-cell table:number-columns-repeated="7"/>
          <table:table-cell office:value-type="string" calcext:value-type="string">
            <text:p>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_dex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dr_bi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a_dex_big</text:p>
          </table:table-cell>
          <table:table-cell table:number-columns-repeated="10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style-name="ce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3"/>
          <table:table-cell office:value-type="string" calcext:value-type="string">
            <text:p>health_percent_big</text:p>
          </table:table-cell>
          <table:table-cell table:number-columns-repeated="5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lock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lemental_attack_dmg_big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/>
          <table:table-cell table:style-name="ce3"/>
          <table:table-cell/>
          <table:table-cell office:value-type="string" calcext:value-type="string">
            <text:p>dodge_percent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hp_dodge_small</text:p>
          </table:table-cell>
          <table:table-cell table:number-columns-repeated="3"/>
          <table:table-cell office:value-type="string" calcext:value-type="string">
            <text:p>crit_hit_big</text:p>
          </table:table-cell>
          <table:table-cell table:number-columns-repeated="3"/>
          <table:table-cell office:value-type="string" calcext:value-type="string">
            <text:p>hp_dodge_bi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_dmg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x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 table:number-columns-repeated="5"/>
          <table:table-cell office:value-type="string" calcext:value-type="string">
            <text:p>crossbow_dmg_percent_major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nergy_percent</text:p>
          </table:table-cell>
          <table:table-cell table:number-columns-repeated="5"/>
          <table:table-cell office:value-type="string" calcext:value-type="string">
            <text:p>health_percent_big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4"/>
          <table:table-cell office:value-type="string" calcext:value-type="string">
            <text:p>O</text:p>
          </table:table-cell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elemental_res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3"/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dodge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proj_speed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na_percent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heal_pwr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ing_streng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style-name="ce3"/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odge_ene_regen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lightning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regen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lightning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ing_strength</text:p>
          </table:table-cell>
          <table:table-cell table:number-columns-repeated="4"/>
          <table:table-cell office:value-type="string" calcext:value-type="string">
            <text:p>mana_cos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3" office:value-type="string" calcext:value-type="string">
            <text:p>WARRIOR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ele_dmg_percent_small</text:p>
          </table:table-cell>
          <table:table-cell table:number-columns-repeated="5"/>
          <table:table-cell office:value-type="string" calcext:value-type="string">
            <text:p>all_elemental_damage_big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efreshing_breeze_trait</text:p>
          </table:table-cell>
          <table:table-cell/>
          <table:table-cell office:value-type="string" calcext:value-type="string">
            <text:p>energy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elemental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ele_dmg_percent_small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mana_cost_big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dodge_perce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ene_small</text:p>
          </table:table-cell>
          <table:table-cell table:number-columns-repeated="2"/>
          <table:table-cell office:value-type="string" calcext:value-type="string">
            <text:p>lifesteal</text:p>
          </table:table-cell>
          <table:table-cell table:number-columns-repeated="2"/>
          <table:table-cell office:value-type="string" calcext:value-type="string">
            <text:p>hp_ene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block_percent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_cost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ene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nature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ff_ele_dmg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ele_dmg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physical_damage</text:p>
          </table:table-cell>
          <table:table-cell table:number-columns-repeated="3"/>
          <table:table-cell office:value-type="string" calcext:value-type="string">
            <text:p>armor_percent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armor_pen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9"/>
          <table:table-cell office:value-type="string" calcext:value-type="string">
            <text:p>overseer_tra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ck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percent_big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energy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resourceful_trait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ele_dmg_percent_small</text:p>
          </table:table-cell>
          <table:table-cell table:number-columns-repeated="3"/>
          <table:table-cell office:value-type="string" calcext:value-type="string">
            <text:p>staff_ele_dmg_percent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verflowing_vitality_tra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damage</text:p>
          </table:table-cell>
          <table:table-cell/>
          <table:table-cell office:value-type="string" calcext:value-type="string">
            <text:p>energy_percent</text:p>
          </table:table-cell>
          <table:table-cell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n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ot_dmg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table:number-columns-repeated="3"/>
          <table:table-cell office:value-type="string" calcext:value-type="string">
            <text:p>side_step_trai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water_spell_dmg_major</text:p>
          </table:table-cell>
          <table:table-cell/>
          <table:table-cell office:value-type="string" calcext:value-type="string">
            <text:p>healing_strength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ff_ele_dmg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ele_dmg_percent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str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_big</text:p>
          </table:table-cell>
          <table:table-cell table:number-columns-repeated="3"/>
          <table:table-cell office:value-type="string" calcext:value-type="string">
            <text:p>health_regen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big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healing_streng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spell_dmg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fined_tas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lifesteal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ck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percent_small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energy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shield_regen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_big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familiar_instincts_tra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chaos_damage</text:p>
          </table:table-cell>
          <table:table-cell table:number-columns-repeated="5"/>
          <table:table-cell office:value-type="string" calcext:value-type="string">
            <text:p>all_lightning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ightning_attack_dmg_big</text:p>
          </table:table-cell>
          <table:table-cell table:number-columns-repeated="2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big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perce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hys_dmg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lock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shield_regen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_dmg</text:p>
          </table:table-cell>
          <table:table-cell/>
          <table:table-cell office:value-type="string" calcext:value-type="string">
            <text:p>dex_dmg</text:p>
          </table:table-cell>
          <table:table-cell table:number-columns-repeated="2"/>
          <table:table-cell office:value-type="string" calcext:value-type="string">
            <text:p>lightning_attack_dmg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ical_damage</text:p>
          </table:table-cell>
          <table:table-cell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block_percent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proj_speed_big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bow_ele_dmg_percent_big</text:p>
          </table:table-cell>
          <table:table-cell table:number-columns-repeated="3"/>
          <table:table-cell office:value-type="string" calcext:value-type="string">
            <text:p>fortified_reaction_trai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ummon_dmg_small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lifesteal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_dmg_big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berserkers_impartiality_trait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block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percent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lifestea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style-name="Default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6"/>
          <table:table-cell office:value-type="string" calcext:value-type="string">
            <text:p>spirit_cost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summon_dmg_small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lifesteal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table:style-name="Default"/>
          <table:table-cell office:value-type="string" calcext:value-type="string">
            <text:p>int_big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odge_percent</text:p>
          </table:table-cell>
          <table:table-cell/>
          <table:table-cell office:value-type="string" calcext:value-type="string">
            <text:p>dodge_percent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spirit_cost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ummon_dmg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hi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lifesteal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fire_pene_big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spirit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_big</text:p>
          </table:table-cell>
          <table:table-cell table:number-columns-repeated="3"/>
          <table:table-cell office:value-type="string" calcext:value-type="string">
            <text:p>lifestea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ire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attack_dmg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lifesteal</text:p>
          </table:table-cell>
          <table:table-cell table:number-columns-repeated="3"/>
          <table:table-cell office:value-type="string" calcext:value-type="string">
            <text:p>int_big</text:p>
          </table:table-cell>
          <table:table-cell table:number-columns-repeated="3"/>
          <table:table-cell office:value-type="string" calcext:value-type="string">
            <text:p>crossbow_ele_dmg_percent_big</text:p>
          </table:table-cell>
          <table:table-cell table:number-columns-repeated="3"/>
          <table:table-cell office:value-type="string" calcext:value-type="string">
            <text:p>int_big</text:p>
          </table:table-cell>
          <table:table-cell table:style-name="Default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irit_cos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irit_cost_big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critica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ta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table:style-name="Default"/>
          <table:table-cell office:value-type="string" calcext:value-type="string">
            <text:p>chaos_penetration_big</text:p>
          </table:table-cell>
          <table:table-cell table:style-name="Default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style-name="Default"/>
          <table:table-cell table:number-columns-repeated="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spirit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_to_fire_small</text:p>
          </table:table-cell>
          <table:table-cell table:number-columns-repeated="3"/>
          <table:table-cell office:value-type="string" calcext:value-type="string">
            <text:p>dot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creased_duration_small</text:p>
          </table:table-cell>
          <table:table-cell table:number-columns-repeated="3"/>
          <table:table-cell office:value-type="string" calcext:value-type="string">
            <text:p>phys_to_nature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leed_mastery_trai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_to_fir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irit_cost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irit_co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_hi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creased_duration_big</text:p>
          </table:table-cell>
          <table:table-cell/>
          <table:table-cell office:value-type="string" calcext:value-type="string">
            <text:p>mana_cost_big</text:p>
          </table:table-cell>
          <table:table-cell/>
          <table:table-cell office:value-type="string" calcext:value-type="string">
            <text:p>mana_cost_small</text:p>
          </table:table-cell>
          <table:table-cell/>
          <table:table-cell office:value-type="string" calcext:value-type="string">
            <text:p>gauntlets_dmg_percent_big</text:p>
          </table:table-cell>
          <table:table-cell/>
          <table:table-cell office:value-type="string" calcext:value-type="string">
            <text:p>gauntlets_dmg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p_armor_small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spirit_cost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_big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p_armor_big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_big</text:p>
          </table:table-cell>
          <table:table-cell table:number-columns-repeated="7"/>
          <table:table-cell office:value-type="string" calcext:value-type="string">
            <text:p>physical_damage</text:p>
          </table:table-cell>
          <table:table-cell table:number-columns-repeated="5"/>
          <table:table-cell office:value-type="string" calcext:value-type="string">
            <text:p>phys_to_nature_big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spirit_co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5"/>
          <table:table-cell table:style-name="ce5" office:value-type="string" calcext:value-type="string">
            <text:p>blood_mage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cos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_big</text:p>
          </table:table-cell>
          <table:table-cell table:number-columns-repeated="5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mana_cos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_small</text:p>
          </table:table-cell>
          <table:table-cell/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armor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rmor_percent_big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hp_armor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p_hp_regen_big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lifesteal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p_hp_regen_big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ot_dmg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na_cos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_small</text:p>
          </table:table-cell>
          <table:table-cell table:number-columns-repeated="5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rmor_percent_big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rmor_percent</text:p>
          </table:table-cell>
          <table:table-cell table:number-columns-repeated="5"/>
          <table:table-cell office:value-type="string" calcext:value-type="string">
            <text:p>water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pene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gauntlets_ele_dmg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cr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festeal</text:p>
          </table:table-cell>
          <table:table-cell/>
          <table:table-cell office:value-type="string" calcext:value-type="string">
            <text:p>armor_pen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damage</text:p>
          </table:table-cell>
          <table:table-cell/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auntlets_dmg_percent_big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percent_big</text:p>
          </table:table-cell>
          <table:table-cell/>
          <table:table-cell office:value-type="string" calcext:value-type="string">
            <text:p>health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phys_dmg_crit_dmg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water_attack_dmg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_dmg_crit_dmg_small</text:p>
          </table:table-cell>
          <table:table-cell table:number-columns-repeated="3"/>
          <table:table-cell office:value-type="string" calcext:value-type="string">
            <text:p>phys_dmg_crit_hi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cr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auntlets_ele_dmg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lifesteal</text:p>
          </table:table-cell>
          <table:table-cell/>
          <table:table-cell office:value-type="string" calcext:value-type="string">
            <text:p>phys_dmg_big</text:p>
          </table:table-cell>
          <table:table-cell/>
          <table:table-cell office:value-type="string" calcext:value-type="string">
            <text:p>armor_pen_small</text:p>
          </table:table-cell>
          <table:table-cell/>
          <table:table-cell office:value-type="string" calcext:value-type="string">
            <text:p>energy_percent_big</text:p>
          </table:table-cell>
          <table:table-cell/>
          <table:table-cell office:value-type="string" calcext:value-type="string">
            <text:p>energy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gauntlets_dmg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8"/>
          <table:table-cell office:value-type="string" calcext:value-type="string">
            <text:p>str</text:p>
          </table:table-cell>
          <table:table-cell table:number-columns-repeated="4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phys_dmg_big</text:p>
          </table:table-cell>
          <table:table-cell table:number-columns-repeated="3"/>
          <table:table-cell office:value-type="string" calcext:value-type="string">
            <text:p>phys_dmg_crit_hit_small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ta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critical_damage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mana_regen_percent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phys_dmg_crit_hit_small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6"/>
          <table:table-cell office:value-type="string" calcext:value-type="string">
            <text:p>magic_shield_percent</text:p>
          </table:table-cell>
          <table:table-cell table:number-columns-repeated="6"/>
          <table:table-cell office:value-type="string" calcext:value-type="string">
            <text:p>magic_shield_regen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table:number-columns-repeated="4"/>
          <table:table-cell office:value-type="string" calcext:value-type="string">
            <text:p>reckless_blows_trait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ammer_dmg_percent_small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word_dmg_percent_small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axe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</text:p>
          </table:table-cell>
          <table:table-cell table:number-columns-repeated="2"/>
          <table:table-cell office:value-type="string" calcext:value-type="string">
            <text:p>hp_dodge_small</text:p>
          </table:table-cell>
          <table:table-cell table:number-columns-repeated="3"/>
          <table:table-cell office:value-type="string" calcext:value-type="string">
            <text:p>hp_dodge_small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percent</text:p>
          </table:table-cell>
          <table:table-cell table:number-columns-repeated="6"/>
          <table:table-cell office:value-type="string" calcext:value-type="string">
            <text:p>mana_regen_percent</text:p>
          </table:table-cell>
          <table:table-cell table:number-columns-repeated="3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hammer_dmg_percent_small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ammer_ele_dmg_percent_small</text:p>
          </table:table-cell>
          <table:table-cell table:number-columns-repeated="3"/>
          <table:table-cell office:value-type="string" calcext:value-type="string">
            <text:p>sword_dmg_percent_small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word_damage</text:p>
          </table:table-cell>
          <table:table-cell table:number-columns-repeated="3"/>
          <table:table-cell office:value-type="string" calcext:value-type="string">
            <text:p>axe_damage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xe_ele_dmg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6"/>
          <table:table-cell office:value-type="string" calcext:value-type="string">
            <text:p>magic_shield_percent_big</text:p>
          </table:table-cell>
          <table:table-cell table:number-columns-repeated="5"/>
          <table:table-cell office:value-type="string" calcext:value-type="string">
            <text:p>magic_shield_regen_percent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block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</text:p>
          </table:table-cell>
          <table:table-cell/>
          <table:table-cell office:value-type="string" calcext:value-type="string">
            <text:p>hp_dodge_small</text:p>
          </table:table-cell>
          <table:table-cell table:number-columns-repeated="3"/>
          <table:table-cell office:value-type="string" calcext:value-type="string">
            <text:p>clever_escapist_trait</text:p>
          </table:table-cell>
          <table:table-cell table:number-columns-repeated="8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mana_percent</text:p>
          </table:table-cell>
          <table:table-cell table:number-columns-repeated="5"/>
          <table:table-cell office:value-type="string" calcext:value-type="string">
            <text:p>mana_regen_percent_big</text:p>
          </table:table-cell>
          <table:table-cell table:number-columns-repeated="3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ammer_dmg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ammer_ele_dmg_percent_small</text:p>
          </table:table-cell>
          <table:table-cell/>
          <table:table-cell office:value-type="string" calcext:value-type="string">
            <text:p>sword_dmg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word_damage</text:p>
          </table:table-cell>
          <table:table-cell/>
          <table:table-cell office:value-type="string" calcext:value-type="string">
            <text:p>axe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xe_ele_dmg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magic_shield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regen_perce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armor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perce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d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mana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hammer_dmg_percent_major</text:p>
          </table:table-cell>
          <table:table-cell/>
          <table:table-cell office:value-type="string" calcext:value-type="string">
            <text:p>hammer_dmg_percent_small</text:p>
          </table:table-cell>
          <table:table-cell/>
          <table:table-cell office:value-type="string" calcext:value-type="string">
            <text:p>hammer_ele_dmg_percent_major</text:p>
          </table:table-cell>
          <table:table-cell table:number-columns-repeated="3"/>
          <table:table-cell office:value-type="string" calcext:value-type="string">
            <text:p>sword_dmg_percent_major</text:p>
          </table:table-cell>
          <table:table-cell/>
          <table:table-cell office:value-type="string" calcext:value-type="string">
            <text:p>sword_dmg_percent_small</text:p>
          </table:table-cell>
          <table:table-cell/>
          <table:table-cell office:value-type="string" calcext:value-type="string">
            <text:p>sword_ele_dmg_percent_major</text:p>
          </table:table-cell>
          <table:table-cell table:number-columns-repeated="3"/>
          <table:table-cell office:value-type="string" calcext:value-type="string">
            <text:p>axe_dmg_percent_major</text:p>
          </table:table-cell>
          <table:table-cell/>
          <table:table-cell office:value-type="string" calcext:value-type="string">
            <text:p>axe_damage</text:p>
          </table:table-cell>
          <table:table-cell/>
          <table:table-cell office:value-type="string" calcext:value-type="string">
            <text:p>axe_ele_dmg_percent_major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5"/>
          <table:table-cell office:value-type="string" calcext:value-type="string">
            <text:p>O</text:p>
          </table:table-cell>
          <table:table-cell table:number-columns-repeated="13"/>
          <table:table-cell table:number-columns-repeated="2"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8"/>
          <table:table-cell table:number-columns-repeated="2"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office:value-type="string" calcext:value-type="string">
            <text:p>str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energy_shield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shield_regen_percent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block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percent_small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shulker_shell_trait</text:p>
          </table:table-cell>
          <table:table-cell table:number-columns-repeated="8"/>
          <table:table-cell office:value-type="string" calcext:value-type="string">
            <text:p>physical_damage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8"/>
          <table:table-cell office:value-type="string" calcext:value-type="string">
            <text:p>avatar_trait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energy_shield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shield_regen_perce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block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percent_big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rmor_percent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eady_han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physical_damage</text:p>
          </table:table-cell>
          <table:table-cell table:number-columns-repeated="5"/>
          <table:table-cell office:value-type="string" calcext:value-type="string">
            <text:p>health_regen_percent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7"/>
          <table:table-cell office:value-type="string" calcext:value-type="string">
            <text:p>phys_dmg_big</text:p>
          </table:table-cell>
          <table:table-cell table:number-columns-repeated="3"/>
          <table:table-cell office:value-type="string" calcext:value-type="string">
            <text:p>armor_percent_big</text:p>
          </table:table-cell>
          <table:table-cell table:number-columns-repeated="7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5"/>
          <table:table-cell office:value-type="string" calcext:value-type="string">
            <text:p>x</text:p>
          </table:table-cell>
          <table:table-cell table:number-columns-repeated="16218"/>
        </table:table-row>
        <table:table-row table:style-name="ro1" table:number-rows-repeated="1047898">
          <table:table-cell table:number-columns-repeated="16384"/>
        </table:table-row>
        <table:table-row table:style-name="ro2" table:number-rows-repeated="53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8">00/00/0000</text:date>, <text:time style:data-style-name="N2" text:time-value="06:25:12.4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3-08-08T08:52:31.791000000</dc:date>
    <meta:editing-cycles>53</meta:editing-cycles>
    <meta:editing-duration>PT5H46M11S</meta:editing-duration>
    <meta:document-statistic meta:table-count="1" meta:cell-count="3313" meta:object-count="0"/>
  </office:meta>
</office:document-meta>
</file>